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2fc" officeooo:paragraph-rsid="0009a2fc"/>
    </style:style>
    <style:style style:name="P2" style:family="paragraph" style:parent-style-name="Standard">
      <style:text-properties officeooo:rsid="0009a2fc" officeooo:paragraph-rsid="000b54a4"/>
    </style:style>
    <style:style style:name="P3" style:family="paragraph" style:parent-style-name="Standard">
      <style:text-properties officeooo:rsid="0009a2fc" officeooo:paragraph-rsid="000dff1b"/>
    </style:style>
    <style:style style:name="P4" style:family="paragraph" style:parent-style-name="Standard">
      <style:text-properties officeooo:rsid="0009a2fc" officeooo:paragraph-rsid="000e7ac1"/>
    </style:style>
    <style:style style:name="T1" style:family="text">
      <style:text-properties officeooo:rsid="000b54a4"/>
    </style:style>
    <style:style style:name="T2" style:family="text">
      <style:text-properties officeooo:rsid="000df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hobbycomponents.com/sensors/659-linear-sliding-10k-potentiometer" text:style-name="Internet_20_link" text:visited-style-name="Visited_20_Internet_20_Link">https://hobbycomponents.com/sensors/659-linear-sliding-10k-potentiometer</text:a></text:p>
      <text:p text:style-name="Standard"/>
      <text:p text:style-name="P1">Gehäuse Masse</text:p>
      <text:p text:style-name="P1">Breite 3cm<text:line-break/>Länge 10 cm</text:p>
      <text:p text:style-name="P1">Höhe 1.7 cm</text:p>
      <text:p text:style-name="P1"/>
      <text:p text:style-name="P1">Schlitz auf der Länge bei 2.2cm<text:line-break/>Schlitzbreite 2 mmm</text:p>
      <text:p text:style-name="P1"/>
      <text:p text:style-name="P1"/>
      <text:p text:style-name="P2">kannst du mir bitte ein <text:span text:style-name="T1">opensacd skript</text:span> für ein gehäuse für ein schiebepotentiometer farbe rot mit folgenden massen erstellen Breite 3cm Länge 10 cm Höhe 1.7 cm </text:p>
      <text:p text:style-name="P3">deckel sollte klickbar abnehmbar sein, das heisst etwas versenkbar im gehäuse und dann bündig mit den wänden </text:p>
      <text:p text:style-name="P4">Schlitz auf de<text:span text:style-name="T2">n</text:span> <text:span text:style-name="T1">deckel, </text:span></text:p>
      <text:p text:style-name="P4"><text:span text:style-name="T1">Abstand von der Seite</text:span> 2.2cm<text:line-break/><text:span text:style-name="T1">Schlitzlänge 9cm, je 5mm Abstand vom Deckelende</text:span> </text:p>
      <text:p text:style-name="P2">Schlitzbreite 2 mmm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22:47:32.165000000</meta:creation-date>
    <dc:date>2025-03-17T19:09:25.803000000</dc:date>
    <meta:editing-duration>P2DT19H59M32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0" meta:word-count="83" meta:character-count="558" meta:non-whitespace-character-count="481"/>
  </office:meta>
</office:document-meta>
</file>